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6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5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ltezza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53" calcext:value-type="float">
            <text:p>153</text:p>
          </table:table-cell>
          <table:table-cell table:style-name="ce10" office:value-type="float" office:value="162" calcext:value-type="float">
            <text:p>1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equenza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formula="of:=SUM([.B5:.E5])"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Xi*Fi</text:p>
          </table:table-cell>
          <table:table-cell table:formula="of:=[.B4]*[.B5]" office:value-type="float" office:value="2520" calcext:value-type="float">
            <text:p>2520</text:p>
          </table:table-cell>
          <table:table-cell table:formula="of:=[.C4]*[.C5]" office:value-type="float" office:value="2960" calcext:value-type="float">
            <text:p>2960</text:p>
          </table:table-cell>
          <table:table-cell table:formula="of:=[.D4]*[.D5]" office:value-type="float" office:value="1530" calcext:value-type="float">
            <text:p>1530</text:p>
          </table:table-cell>
          <table:table-cell table:formula="of:=[.E4]*[.E5]" office:value-type="float" office:value="2430" calcext:value-type="float">
            <text:p>2430</text:p>
          </table:table-cell>
          <table:table-cell table:formula="of:=SUM([.B6:.E6])" office:value-type="float" office:value="9440" calcext:value-type="float">
            <text:p>944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(Xi-X)^2</text:p>
          </table:table-cell>
          <table:table-cell table:formula="of:=([.B4]-[.B10])^2" office:value-type="float" office:value="96.8505920886875" calcext:value-type="float">
            <text:p>96,8505920886875</text:p>
          </table:table-cell>
          <table:table-cell table:formula="of:=([.C4]-[.B10])^2" office:value-type="float" office:value="3.39027462836989" calcext:value-type="float">
            <text:p>3,39027462836989</text:p>
          </table:table-cell>
          <table:table-cell table:formula="of:=([.D4]-[.B10])^2" office:value-type="float" office:value="9.97757621567141" calcext:value-type="float">
            <text:p>9,97757621567141</text:p>
          </table:table-cell>
          <table:table-cell table:formula="of:=([.E4]-[.B10])^2" office:value-type="float" office:value="147.834719072814" calcext:value-type="float">
            <text:p>147,8347190728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(Xi-X)^2*Fi</text:p>
          </table:table-cell>
          <table:table-cell table:formula="of:=[.B7]*[.B5]" office:value-type="float" office:value="1743.31065759637" calcext:value-type="float">
            <text:p>1743,31065759637</text:p>
          </table:table-cell>
          <table:table-cell table:formula="of:=[.C7]*[.C5]" office:value-type="float" office:value="67.8054925673979" calcext:value-type="float">
            <text:p>67,8054925673979</text:p>
          </table:table-cell>
          <table:table-cell table:formula="of:=[.D7]*[.D5]" office:value-type="float" office:value="99.7757621567141" calcext:value-type="float">
            <text:p>99,7757621567141</text:p>
          </table:table-cell>
          <table:table-cell table:formula="of:=[.E7]*[.E5]" office:value-type="float" office:value="2217.52078609221" calcext:value-type="float">
            <text:p>2217,52078609221</text:p>
          </table:table-cell>
          <table:table-cell table:formula="of:=SUM([.B8:.E8])" office:value-type="float" office:value="4128.4126984127" calcext:value-type="float">
            <text:p>4128,412698412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10" table:formula="of:=[.F6]/[.F5]" office:value-type="float" office:value="149.84126984127" calcext:value-type="float">
            <text:p>149,84126984127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nza</text:p>
          </table:table-cell>
          <table:table-cell table:style-name="ce11" table:formula="of:=[.F8]/[.F5]" office:value-type="float" office:value="65.5303602922651" calcext:value-type="float">
            <text:p>65,530360292265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Moda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List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rcentuale complessiva</text:p>
          </table:table-cell>
          <table:table-cell table:style-name="ce14" office:value-type="percentage" office:value="0.26" calcext:value-type="percentage">
            <text:p>26,00%</text:p>
          </table:table-cell>
          <table:table-cell table:style-name="ce14" office:value-type="percentage" office:value="0.32" calcext:value-type="percentage">
            <text:p>32,00%</text:p>
          </table:table-cell>
          <table:table-cell table:style-name="ce14" office:value-type="percentage" office:value="0.15" calcext:value-type="percentage">
            <text:p>15,00%</text:p>
          </table:table-cell>
          <table:table-cell table:style-name="ce19" office:value-type="percentage" office:value="0.27" calcext:value-type="percentage">
            <text:p>27,00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5"/>
          <table:table-cell table:style-name="ce5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st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oti sez. A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100" calcext:value-type="float">
            <text:p>100</text:p>
          </table:table-cell>
          <table:table-cell table:formula="of:=SUM([.B24:.E24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Risultati complessivi</text:p>
          </table:table-cell>
          <table:table-cell table:number-columns-repeated="4"/>
          <table:table-cell table:style-name="ce5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st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rcentuale complessiva</text:p>
          </table:table-cell>
          <table:table-cell table:style-name="ce15" table:formula="of:=[.F24]*[.B20]" office:value-type="float" office:value="91" calcext:value-type="float">
            <text:p>91</text:p>
          </table:table-cell>
          <table:table-cell table:style-name="ce15" table:formula="of:=[.C20]*[.F24]" office:value-type="float" office:value="112" calcext:value-type="float">
            <text:p>112</text:p>
          </table:table-cell>
          <table:table-cell table:style-name="ce15" table:formula="of:=[.F24]*[.D20]" office:value-type="float" office:value="52.5" calcext:value-type="float">
            <text:p>52,5</text:p>
          </table:table-cell>
          <table:table-cell table:style-name="ce20" table:formula="of:=[.F24]*[.E20]" office:value-type="float" office:value="94.5" calcext:value-type="float">
            <text:p>94,5</text:p>
          </table:table-cell>
          <table:table-cell table:formula="of:=SUM([.B29:.E29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 office:value-type="string" calcext:value-type="string">
            <text:p>Test.CHI.</text:p>
          </table:table-cell>
          <table:table-cell table:style-name="ce16" table:formula="of:=LEGACY.CHITEST([.B24:.E24];[.B29:.E29])" office:value-type="float" office:value="0.0782372507816361" calcext:value-type="float">
            <text:p>0,078237250781636</text:p>
          </table:table-cell>
          <table:table-cell table:style-name="ce16" office:value-type="string" calcext:value-type="string">
            <text:p>&gt;</text:p>
          </table:table-cell>
          <table:table-cell table:style-name="ce17" office:value-type="float" office:value="0.05" calcext:value-type="float">
            <text:p>0,05</text:p>
          </table:table-cell>
          <table:table-cell/>
          <table:table-cell table:style-name="ce21" office:value-type="string" calcext:value-type="string" table:number-columns-spanned="11" table:number-rows-spanned="1">
            <text:p>Possiamo affermare quindi che i voti della sezione A si adattano alla distribuzione complessiva dei voti con un livello di fiducia pari a 0,05.</text:p>
          </table:table-cell>
          <table:covered-table-cell table:number-columns-repeated="10"/>
          <table:table-cell table:number-columns-repeated="100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6:33:07.577715085</meta:creation-date>
    <meta:generator>LibreOffice/7.1.0.3$Linux_X86_64 LibreOffice_project/10$Build-3</meta:generator>
    <dc:date>2021-02-15T16:46:04.647872791</dc:date>
    <meta:editing-duration>PT12M47S</meta:editing-duration>
    <meta:editing-cycles>27</meta:editing-cycles>
    <meta:document-statistic meta:table-count="1" meta:cell-count="79" meta:object-count="0"/>
  </office:meta>
</office:document-meta>
</file>